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8.00pt" fo:font-weight="bold" fo:font-family="'Liberation Serif'" style:font-family-asian="'Liberation Serif'" style:font-family-complex="'Liberation Serif'" fo:background-color="transparent" fo:color="#000000"/>
    </style:style>
    <style:style style:name="T2" style:family="text">
      <style:text-properties fo:font-size="18.00pt" fo:font-weight="bold" fo:font-family="Calibri" style:font-family-asian="Calibri" style:font-family-complex="Calibri" fo:background-color="transparent" fo:color="#000000"/>
    </style:style>
    <style:style style:name="T3" style:family="text">
      <style:text-properties fo:font-size="10.50pt" fo:font-weight="bold"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4" style:family="text">
      <style:text-properties fo:font-size="10.50pt" fo:font-weight="bold" fo:font-family="'Liberation Serif'" style:font-family-asian="'Liberation Serif'" style:font-family-complex="'Liberation Serif'" fo:background-color="transparent" style:use-window-font-color="true"/>
    </style:style>
    <style:style style:name="T5" style:family="text">
      <style:text-properties fo:font-size="10.50pt" fo:font-weight="bold"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6" style:family="text">
      <style:text-properties fo:font-size="10.50pt" fo:font-weight="bold" fo:font-family="'Liberation Serif'" style:font-family-asian="'Liberation Serif'" style:font-family-complex="'Liberation Serif'" fo:background-color="transparent" style:use-window-font-color="true"/>
    </style:style>
    <style:style style:name="T7" style:family="text">
      <style:text-properties fo:font-size="12.00pt" fo:font-weight="bold" fo:font-family="'Liberation Serif'" style:font-family-asian="'Liberation Serif'" style:font-family-complex="'Liberation Serif'" fo:background-color="transparent" fo:color="#000000"/>
    </style:style>
    <style:style style:name="T8" style:family="text">
      <style:text-properties fo:font-size="12.00pt" fo:font-weight="normal" fo:font-family="'Liberation Serif'" style:font-family-asian="'Liberation Serif'" style:font-family-complex="'Liberation Serif'" fo:background-color="transparent" fo:color="#000000"/>
    </style:style>
    <style:style style:name="T9" style:family="text">
      <style:text-properties fo:font-size="12.00pt" fo:font-weight="bold" fo:font-family="'Liberation Serif'" style:font-family-asian="'Liberation Serif'" style:font-family-complex="'Liberation Serif'" fo:background-color="transparent" fo:color="#000000"/>
    </style:style>
    <style:style style:name="T10" style:family="text">
      <style:text-properties fo:font-size="12.00pt" fo:font-weight="normal" fo:font-family="'Liberation Serif'" style:font-family-asian="'Liberation Serif'" style:font-family-complex="'Liberation Serif'" fo:background-color="transparent" fo:color="#000000"/>
    </style:style>
    <style:style style:name="T11" style:family="text">
      <style:text-properties fo:font-size="12.00pt" fo:font-weight="bold" fo:font-family="'Liberation Serif'" style:font-family-asian="'Liberation Serif'" style:font-family-complex="'Liberation Serif'" fo:background-color="transparent" fo:color="#000000"/>
    </style:style>
    <style:style style:name="T12" style:family="text">
      <style:text-properties fo:font-size="12.00pt" fo:font-weight="normal" fo:font-family="'Liberation Serif'" style:font-family-asian="'Liberation Serif'" style:font-family-complex="'Liberation Serif'" fo:background-color="transparent" fo:color="#000000"/>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2.00pt" fo:font-weight="normal" fo:font-family="'Liberation Serif'" style:font-family-asian="'Liberation Serif'" style:font-family-complex="'Liberation Serif'" fo:background-color="transparent" fo:color="#000000"/>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2.00pt" fo:font-weight="normal" fo:font-family="'Liberation Serif'" style:font-family-asian="'Liberation Serif'" style:font-family-complex="'Liberation Serif'" fo:background-color="transparent" style:use-window-font-color="true"/>
    </style:style>
    <style:style style:name="P1" style:family="paragraph">
      <style:paragraph-properties fo:line-height="115.00%" fo:text-align="left"/>
    </style:style>
    <style:style style:name="P2" style:family="paragraph">
      <style:paragraph-properties fo:line-height="100.00%" fo:text-align="left"/>
    </style:style>
    <style:style style:name="P3" style:family="paragraph">
      <style:paragraph-properties fo:line-height="115.00%" fo:text-align="left"/>
    </style:style>
    <style:style style:name="P4" style:family="paragraph">
      <style:paragraph-properties fo:line-height="100.00%" fo:text-align="left"/>
    </style:style>
    <style:style style:name="P5" style:family="paragraph">
      <style:paragraph-properties fo:line-height="115.00%" fo:text-align="left"/>
    </style:style>
    <style:style style:name="P6" style:family="paragraph">
      <style:paragraph-properties fo:line-height="100.00%" fo:text-align="left"/>
    </style:style>
  </office:automatic-styles>
  <office:body>
    <office:text>
      <text:p text:style-name="P1"><text:span text:style-name="T1">Cruz del pino-Frigiliana</text:span><text:span text:style-name="T2">– circular desde Frigiliana por el Parque Natural Sierra de Tejeda, Almijara y Alhama </text:span></text:p>
      <text:p text:style-name="P2"><text:a xlink:href="https://www.komoot.com/es-es/smarttour/e995581742/ruta-cahorros-y-cruz-de-felix-circular-desde-frigiliana-por-el-parque-natural-sierra-de-tejeda-almijara-y-alhama"><text:span text:style-name="T3">https://www.komoot.com/es-es/smarttour/e995581742/ruta-cahorros-y-cruz-de-felix-circular-desde-frigiliana-por-el-parque-natural-sierra-de-tejeda-almijara-y-alhama</text:span></text:a><text:span text:style-name="T4"/></text:p>
      <text:p text:style-name="P2"><text:span text:style-name="T4"/></text:p>
      <text:p text:style-name="P2"><text:a xlink:href="https://maps.app.goo.gl/UXxcPwfxTP299w4m8"><text:span text:style-name="T5">https://maps.app.goo.gl/UXxcPwfxTP299w4m8</text:span></text:a><text:span text:style-name="T6"/></text:p>
      <text:p text:style-name="P2"><text:span text:style-name="T7"><text:line-break/>02:33<text:s/></text:span><text:span text:style-name="T8">H</text:span></text:p>
      <text:p text:style-name="P2"><text:span text:style-name="T9">6,02 </text:span><text:span text:style-name="T10">Km</text:span></text:p>
      <text:p text:style-name="P2"><text:span text:style-name="T11">357 </text:span><text:span text:style-name="T12">m</text:span></text:p>
      <text:p text:style-name="P2"><text:span text:style-name="T13"/></text:p>
      <text:p text:style-name="P3"><text:span text:style-name="T14">La ruta Cruz del Pino es un sendero de senderismo que comienza en la Plaza del Ingenio de Frigiliana, Andalucía (España). El recorrido es de aproximadamente 5 km y ofrece vistas panorámicas de la Almijara, la cuenca del Higuerón, el Chillar y el mar.</text:span></text:p>
      <text:p text:style-name="P3"><text:span text:style-name="T14"/></text:p>
      <text:p text:style-name="P3"><text:span text:style-name="T14">Origen y significado</text:span></text:p>
      <text:p text:style-name="P3"><text:span text:style-name="T14"/></text:p>
      <text:p text:style-name="P3"><text:span text:style-name="T14">La ruta tiene su origen en la leyenda de San Francisco de Pinto, un marinero que se vio obligado a pedir ayuda a Dios después de una tormenta y prometió construir un santuario en la montaña más alta que divisara tras la tempestad. El lugar elegido fue el que hoy conocemos como “Cruz de Pino”, y desde entonces es un santuario de gran importancia y culto en la vida espiritual de Frigiliana.</text:span></text:p>
      <text:p text:style-name="P3"><text:span text:style-name="T14"/></text:p>
      <text:p text:style-name="P3"><text:span text:style-name="T14">Recorrido</text:span></text:p>
      <text:p text:style-name="P3"><text:span text:style-name="T14"/></text:p>
      <text:p text:style-name="P3"><text:span text:style-name="T14">El sendero comienza en la Plaza del Ingenio y sigue un trazado que combina caminos y senderos forestales. Después de unos 500 metros, se encuentra un carril que se debe dejar atrás, y a la izquierda, el sendero continúa subiendo hasta la cumbre, alcanzando los 257 metros de altitud. Una vez en la cima, se disfruta de vistas panorámicas y se recomienda un breve descanso. Luego, se sigue hacia el sur por un sendero que desciende hasta un carril junto a construcciones cortijeras. Se asciende de nuevo hasta el corral de cabras por donde se llegó en el sentido ascendente, y se vuelve sobre los propios pasos para regresar a Frigiliana.</text:span></text:p>
      <text:p text:style-name="P3"><text:span text:style-name="T14"/></text:p>
      <text:p text:style-name="P3"><text:span text:style-name="T14">Notas</text:span></text:p>
      <text:p text:style-name="P3"><text:span text:style-name="T14"/></text:p>
      <text:p text:style-name="P3"><text:span text:style-name="T14">Es importante tener en cuenta que el enlace de la pista que baja de la cruz con el camino para coger el cauce del río está cerrado con una puerta, por lo que se recomienda seguir el sendero por la izquierda, junto a una valla sin demasiada dificultad.</text:span><text:span text:style-name="T15"/></text:p>
      <text:p text:style-name="P3"><text:span text:style-name="T15"/></text:p>
      <text:p text:style-name="P4"><text:span text:style-name="T15"/></text:p>
      <text:p text:style-name="P5"><text:span text:style-name="T15">{</text:span></text:p>
      <text:p text:style-name="P5"><text:span text:style-name="T15"><text:s text:c="4"/>"name": "Cruz_de_pino",</text:span></text:p>
      <text:p text:style-name="P5"><text:span text:style-name="T15"><text:s text:c="4"/>"shortDescription": " La ruta Cruz del Pino es un sendero de senderismo que comienza en Frigiliana, Andalucía (España). El recorrido ofrece vistas panorámicas de la cuenca del Higuerón y el mar. ",</text:span></text:p>
      <text:p text:style-name="P5"><text:span text:style-name="T15"><text:s text:c="4"/>"fullDescription": "El sendero comienza en la Plaza del Ingenio y sigue un trazado que combina caminos y senderos forestales.&lt;br&gt; Después de unos 500 metros, se encuentra un carril que se debe dejar atrás, y a la izquierda, el sendero continúa subiendo hasta la cumbre, alcanzando los 257 metros de altitud.&lt;br&gt; Una vez en la cima, se disfruta de vistas panorámicas y se recomienda un breve descanso.&lt;br&gt; Luego, se sigue hacia el sur por un sendero que desciende hasta un carril junto a construcciones cortijeras. Se asciende de nuevo hasta el corral de cabras por donde se llegó en el sentido ascendente, y se vuelve sobre los propios pasos para regresar a Frigiliana.",</text:span></text:p>
      <text:p text:style-name="P5"><text:span text:style-name="T15"><text:s text:c="4"/>"startingPoint":"https://www.google.com/maps/embed?pb=!1m18!1m12!1m3!1d409023.09425190114!2d-4.484750358603983!3d36.782730311294735!2m3!1f0!2f0!3f0!3m2!1i1024!2i768!4f13.1!3m3!1m2!1s0xd722523007a86db%3A0x36930efe0941d799!2sCruz%20de%20Pinto!5e0!3m2!1ses!2ses!4v1726561824613!5m2!1ses!2ses",</text:span></text:p>
      <text:p text:style-name="P5"><text:span text:style-name="T15"><text:s text:c="4"/>"resourcesPath": "../ROUTES/SPAIN/MALAGA/FRIGILIANA/4_cruz_de_pino",</text:span></text:p>
      <text:p text:style-name="P5"><text:span text:style-name="T15"><text:s text:c="4"/>"portraitPath" : "../ROUTES/SPAIN/MALAGA/FRIGILIANA/4_cruz_de_pino/img/Cruz_de_pino.jpg",</text:span></text:p>
      <text:p text:style-name="P5"><text:span text:style-name="T15"><text:s text:c="4"/>"videoUrl" : "</text:span><text:a xlink:href="https://www.youtube.com/watch?v=kxnCJl7tHpc"><text:span text:style-name="T16">https://www.youtube.com/watch?v=kxnCJl7tHpc</text:span></text:a><text:span text:style-name="T17">",</text:span></text:p>
      <text:p text:style-name="P5"><text:span text:style-name="T17"><text:s text:c="4"/>"difficulty": 4,</text:span></text:p>
      <text:p text:style-name="P5"><text:span text:style-name="T17"><text:s text:c="4"/>"distance": 7890,</text:span></text:p>
      <text:p text:style-name="P5"><text:span text:style-name="T17"><text:s text:c="4"/>"area": "FRIGILIANA"</text:span></text:p>
      <text:p text:style-name="P5"><text:span text:style-name="T17">}</text:span></text:p>
      <text:p text:style-name="P6"><text:span text:style-name="T17"/></text:p>
      <text:p text:style-name="P6"><text:span text:style-name="T17"/></text:p>
      <text:p text:style-name="P6"><text:span text:style-name="T17"/></text:p>
      <text:p text:style-name="P6"><text:span text:style-name="T17"/></text:p>
      <text:p text:style-name="P6"><text:span text:style-name="T18"><text:line-break/></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